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50000030076E04A6BFC817F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000000" draw:marker-start="" draw:marker-start-width="0.279cm" draw:marker-end-width="0.279cm" draw:fill="none" draw:textarea-horizontal-align="justify" draw:textarea-vertical-align="middle" draw:auto-grow-height="false" fo:min-height="0.46cm" fo:min-width="23.197cm" fo:padding-top="0.151cm" fo:padding-bottom="0.151cm" fo:padding-left="0.276cm" fo:padding-right="0.27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3.818cm"/>
    </style:style>
    <style:style style:name="gr5" style:family="graphic" style:parent-style-name="standard">
      <style:graphic-properties svg:stroke-width="0.053cm" svg:stroke-color="#000000" draw:marker-start="" draw:marker-start-width="0.279cm" draw:marker-end-width="0.279cm" draw:fill="none" draw:textarea-horizontal-align="justify" draw:textarea-vertical-align="middle" draw:auto-grow-height="false" fo:min-height="0.46cm" fo:min-width="25.102cm" fo:padding-top="0.151cm" fo:padding-bottom="0.151cm" fo:padding-left="0.276cm" fo:padding-right="0.276cm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3.437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12cm" fo:min-width="12.581cm" fo:padding-top="0.151cm" fo:padding-bottom="0.151cm" fo:padding-left="0.276cm" fo:padding-right="0.276cm"/>
    </style:style>
    <style:style style:name="gr8" style:family="graphic" style:parent-style-name="standard">
      <style:graphic-properties draw:textarea-horizontal-align="justify" draw:textarea-vertical-align="middle" draw:auto-grow-height="false" fo:min-height="0.512cm" fo:min-width="4.32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85cm" fo:min-width="0.262cm" fo:padding-top="0.151cm" fo:padding-bottom="0.151cm" fo:padding-left="0.276cm" fo:padding-right="0.276cm"/>
    </style:style>
    <style:style style:name="gr10" style:family="graphic" style:parent-style-name="standard">
      <style:graphic-properties draw:textarea-horizontal-align="justify" draw:textarea-vertical-align="middle" draw:auto-grow-height="false" fo:min-height="0.512cm" fo:min-width="4.072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12cm" fo:min-width="2.294cm" fo:padding-top="0.151cm" fo:padding-bottom="0.151cm" fo:padding-left="0.276cm" fo:padding-right="0.276cm"/>
    </style:style>
    <style:style style:name="gr12" style:family="graphic" style:parent-style-name="standard">
      <style:graphic-properties draw:textarea-horizontal-align="justify" draw:textarea-vertical-align="middle" draw:auto-grow-height="false" fo:min-height="0.639cm" fo:min-width="4.834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258cm" fo:min-width="0.008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="none"/>
      <style:paragraph-properties fo:text-align="center"/>
      <style:text-properties fo:font-size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713cm" svg:height="15.367cm" svg:x="2.27cm" svg:y="3.794cm">
          <draw:image xlink:href="Pictures/10000201000005050000030076E04A6BFC817F5B.png" xlink:type="simple" xlink:show="embed" xlink:actuate="onLoad">
            <text:p/>
          </draw:image>
        </draw:frame>
        <draw:custom-shape draw:style-name="gr2" draw:text-style-name="P2" draw:layer="layout" svg:width="23.749cm" svg:height="0.762cm" svg:x="2.27cm" svg:y="3.667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176cm" svg:y1="2.778cm" svg:x2="12.176cm" svg:y2="3.667cm">
          <text:p/>
        </draw:line>
        <draw:custom-shape draw:style-name="gr4" draw:text-style-name="P3" draw:layer="layout" svg:width="4.318cm" svg:height="0.762cm" svg:x="10.144cm" svg:y="2.016cm">
          <text:p text:style-name="P1"><text:span text:style-name="T1">Title Ba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654cm" svg:height="0.762cm" svg:x="2.27cm" svg:y="4.30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286cm" svg:y1="2.905cm" svg:x2="3.286cm" svg:y2="4.556cm">
          <text:p/>
        </draw:line>
        <draw:custom-shape draw:style-name="gr6" draw:text-style-name="P4" draw:layer="layout" svg:width="3.937cm" svg:height="0.635cm" svg:x="1.508cm" svg:y="2.27cm">
          <text:p text:style-name="P4"><text:span text:style-name="T2">Tabs Ba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3.081cm" svg:height="0.762cm" svg:x="6.969cm" svg:y="5.06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7.637cm" svg:y1="2.778cm" svg:x2="17.637cm" svg:y2="5.064cm">
          <text:p/>
        </draw:line>
        <draw:custom-shape draw:style-name="gr8" draw:text-style-name="P1" draw:layer="layout" svg:width="4.826cm" svg:height="0.762cm" svg:x="15.351cm" svg:y="2.016cm">
          <text:p text:style-name="P1"><text:span text:style-name="T1">Address Ba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62cm" svg:height="0.635cm" svg:x="27.189cm" svg:y="5.091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7.035cm" svg:y1="3.159cm" svg:x2="27.543cm" svg:y2="5.191cm">
          <text:p/>
        </draw:line>
        <draw:custom-shape draw:style-name="gr10" draw:text-style-name="P3" draw:layer="layout" svg:width="4.572cm" svg:height="0.762cm" svg:x="23.606cm" svg:y="2.397cm">
          <text:p text:style-name="P1"><text:span text:style-name="T1">Menu Butt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794cm" svg:height="0.762cm" svg:x="2.27cm" svg:y="5.06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858cm" svg:y1="1.889cm" svg:x2="5.064cm" svg:y2="5.318cm">
          <text:p/>
        </draw:line>
        <draw:custom-shape draw:style-name="gr12" draw:text-style-name="P1" draw:layer="layout" svg:width="5.334cm" svg:height="0.889cm" svg:x="5.191cm" svg:y="0.973cm">
          <text:p text:style-name="P1"><text:span text:style-name="T1">Navigation Button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8cm" svg:height="0.508cm" svg:x="21.955cm" svg:y="5.191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2.209cm" svg:y1="1.889cm" svg:x2="22.209cm" svg:y2="5.191cm">
          <text:p/>
        </draw:line>
        <draw:custom-shape draw:style-name="gr8" draw:text-style-name="P1" draw:layer="layout" svg:width="4.826cm" svg:height="0.762cm" svg:x="19.923cm" svg:y="1.127cm">
          <text:p text:style-name="P1"><text:span text:style-name="T1">Bookmarks Butt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4T18:14:14.392660819</meta:creation-date>
    <dc:date>2017-11-24T18:29:26.876329862</dc:date>
    <meta:editing-duration>PT15M13S</meta:editing-duration>
    <meta:editing-cycles>3</meta:editing-cycles>
    <meta:generator>LibreOffice/5.1.6.2$Linux_X86_64 LibreOffice_project/10m0$Build-2</meta:generator>
    <meta:document-statistic meta:object-count="19"/>
  </office:meta>
</office:document-meta>
</file>